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141eb"/>
    </style:style>
    <style:style style:name="P2" style:family="paragraph" style:parent-style-name="Standard">
      <style:text-properties officeooo:paragraph-rsid="001280ce"/>
    </style:style>
    <style:style style:name="P3" style:family="paragraph" style:parent-style-name="Standard">
      <style:text-properties officeooo:rsid="0017acb2" officeooo:paragraph-rsid="00819de5"/>
    </style:style>
    <style:style style:name="P4" style:family="paragraph" style:parent-style-name="Standard">
      <style:text-properties fo:font-weight="bold" officeooo:rsid="001f0767" officeooo:paragraph-rsid="00819de5" style:font-weight-asian="bold" style:font-weight-complex="bold"/>
    </style:style>
    <style:style style:name="P5" style:family="paragraph" style:parent-style-name="Standard">
      <style:text-properties fo:font-weight="bold" officeooo:rsid="0022915f" officeooo:paragraph-rsid="00819de5" style:font-weight-asian="bold" style:font-weight-complex="bold"/>
    </style:style>
    <style:style style:name="P6" style:family="paragraph" style:parent-style-name="Standard">
      <style:text-properties fo:font-weight="bold" officeooo:rsid="00817f79" officeooo:paragraph-rsid="00819de5" style:font-weight-asian="bold" style:font-weight-complex="bold"/>
    </style:style>
    <style:style style:name="P7" style:family="paragraph" style:parent-style-name="Standard">
      <style:text-properties fo:font-weight="bold" officeooo:rsid="002a9316" officeooo:paragraph-rsid="00819de5" style:font-weight-asian="bold" style:font-weight-complex="bold"/>
    </style:style>
    <style:style style:name="P8" style:family="paragraph" style:parent-style-name="Standard">
      <style:text-properties fo:font-weight="normal" officeooo:rsid="0022915f" officeooo:paragraph-rsid="00819de5" style:font-weight-asian="normal" style:font-weight-complex="normal"/>
    </style:style>
    <style:style style:name="P9" style:family="paragraph" style:parent-style-name="Standard">
      <style:text-properties fo:font-weight="normal" officeooo:rsid="002479cd" officeooo:paragraph-rsid="00819de5" style:font-weight-asian="normal" style:font-weight-complex="normal"/>
    </style:style>
    <style:style style:name="P10" style:family="paragraph" style:parent-style-name="Standard">
      <style:text-properties fo:font-weight="normal" officeooo:rsid="003434e1" officeooo:paragraph-rsid="00819de5" style:font-weight-asian="normal" style:font-weight-complex="normal"/>
    </style:style>
    <style:style style:name="P11" style:family="paragraph" style:parent-style-name="Standard">
      <style:text-properties fo:font-weight="normal" officeooo:rsid="003f46b5" officeooo:paragraph-rsid="00819de5" style:font-weight-asian="normal" style:font-weight-complex="normal"/>
    </style:style>
    <style:style style:name="P12" style:family="paragraph" style:parent-style-name="Standard">
      <style:text-properties fo:font-weight="normal" officeooo:rsid="0089d387" officeooo:paragraph-rsid="0089d387" style:font-weight-asian="normal" style:font-weight-complex="normal"/>
    </style:style>
    <style:style style:name="P13" style:family="paragraph" style:parent-style-name="Standard">
      <style:text-properties fo:font-style="italic" fo:font-weight="normal" officeooo:rsid="003f46b5" officeooo:paragraph-rsid="00819de5" style:font-style-asian="italic" style:font-weight-asian="normal" style:font-style-complex="italic" style:font-weight-complex="normal"/>
    </style:style>
    <style:style style:name="P14" style:family="paragraph" style:parent-style-name="Standard">
      <style:text-properties fo:font-style="italic" fo:font-weight="normal" officeooo:rsid="003f46b5" officeooo:paragraph-rsid="00a810a0" style:font-style-asian="italic" style:font-weight-asian="normal" style:font-style-complex="italic" style:font-weight-complex="normal"/>
    </style:style>
    <style:style style:name="P15" style:family="paragraph" style:parent-style-name="Standard">
      <style:text-properties fo:font-style="italic" fo:font-weight="normal" officeooo:rsid="003f46b5" officeooo:paragraph-rsid="00b5909b" style:font-style-asian="italic" style:font-weight-asian="normal" style:font-style-complex="italic" style:font-weight-complex="normal"/>
    </style:style>
    <style:style style:name="P16" style:family="paragraph" style:parent-style-name="Standard">
      <style:text-properties fo:font-style="italic" fo:font-weight="normal" officeooo:rsid="00b516d0" officeooo:paragraph-rsid="00b516d0" style:font-style-asian="italic" style:font-weight-asian="normal" style:font-style-complex="italic" style:font-weight-complex="normal"/>
    </style:style>
    <style:style style:name="P17" style:family="paragraph" style:parent-style-name="Standard">
      <style:text-properties fo:font-style="italic" fo:font-weight="normal" officeooo:rsid="0089d387" officeooo:paragraph-rsid="0089d387" style:font-style-asian="italic" style:font-weight-asian="normal" style:font-style-complex="italic" style:font-weight-complex="normal"/>
    </style:style>
    <style:style style:name="P18" style:family="paragraph" style:parent-style-name="Standard">
      <style:text-properties fo:font-style="italic" style:text-underline-style="solid" style:text-underline-width="auto" style:text-underline-color="font-color" fo:font-weight="bold" officeooo:rsid="003f46b5" officeooo:paragraph-rsid="00819de5" style:font-style-asian="italic" style:font-weight-asian="bold" style:font-style-complex="italic" style:font-weight-complex="bold"/>
    </style:style>
    <style:style style:name="P19" style:family="paragraph" style:parent-style-name="Standard">
      <style:text-properties fo:font-style="italic" style:text-underline-style="solid" style:text-underline-width="auto" style:text-underline-color="font-color" fo:font-weight="bold" officeooo:rsid="0093a798" officeooo:paragraph-rsid="0093a798" style:font-style-asian="italic" style:font-weight-asian="bold" style:font-style-complex="italic" style:font-weight-complex="bold"/>
    </style:style>
    <style:style style:name="P20" style:family="paragraph" style:parent-style-name="Standard">
      <style:text-properties fo:font-style="italic" fo:font-weight="bold" officeooo:rsid="00900282" officeooo:paragraph-rsid="00900282" style:font-style-asian="italic" style:font-weight-asian="bold" style:font-style-complex="italic" style:font-weight-complex="bold"/>
    </style:style>
    <style:style style:name="P21" style:family="paragraph" style:parent-style-name="Standard">
      <style:text-properties fo:font-style="normal" fo:font-weight="normal" officeooo:rsid="003f46b5" officeooo:paragraph-rsid="00819de5" style:font-style-asian="normal" style:font-weight-asian="normal" style:font-style-complex="normal" style:font-weight-complex="normal"/>
    </style:style>
    <style:style style:name="P22" style:family="paragraph" style:parent-style-name="Standard">
      <style:text-properties fo:font-style="normal" fo:font-weight="normal" officeooo:rsid="00ab6651" officeooo:paragraph-rsid="00ab6651" style:font-style-asian="normal" style:font-weight-asian="normal" style:font-style-complex="normal" style:font-weight-complex="normal"/>
    </style:style>
    <style:style style:name="P23" style:family="paragraph" style:parent-style-name="Standard">
      <style:text-properties fo:color="#000000" style:font-name="Droid Sans Mono" fo:font-size="9pt" fo:font-style="italic" fo:font-weight="normal" officeooo:rsid="00962d4c" officeooo:paragraph-rsid="00819de5" fo:background-color="#ffffff" style:font-style-asian="italic" style:font-weight-asian="normal" style:font-style-complex="italic" style:font-weight-complex="normal"/>
    </style:style>
    <style:style style:name="P24" style:family="paragraph" style:parent-style-name="Standard">
      <style:paragraph-properties style:line-height-at-least="0.1665in"/>
      <style:text-properties fo:color="#000000" style:font-name="Droid Sans Mono" fo:font-size="9pt" fo:font-weight="normal" fo:background-color="#ffffff"/>
    </style:style>
    <style:style style:name="P25" style:family="paragraph" style:parent-style-name="Standard">
      <style:text-properties fo:color="#000000" style:font-name="Droid Sans Mono" fo:font-size="9pt" fo:font-weight="normal" officeooo:paragraph-rsid="00819de5" fo:background-color="#ffffff"/>
    </style:style>
    <style:style style:name="P26" style:family="paragraph" style:parent-style-name="Standard">
      <style:text-properties fo:color="#800000" style:font-name="Droid Sans Mono" fo:font-size="9pt" fo:font-weight="normal" officeooo:paragraph-rsid="00819de5" fo:background-color="#ffffff"/>
    </style:style>
    <style:style style:name="P27" style:family="paragraph" style:parent-style-name="Standard">
      <style:text-properties fo:color="#95231f" fo:font-style="italic" fo:font-weight="normal" officeooo:rsid="00881d93" officeooo:paragraph-rsid="00819de5" style:font-style-asian="italic" style:font-weight-asian="normal" style:font-style-complex="italic" style:font-weight-complex="normal"/>
    </style:style>
    <style:style style:name="P28" style:family="paragraph" style:parent-style-name="Standard">
      <style:text-properties fo:color="#95231f" fo:font-style="italic" fo:font-weight="normal" officeooo:rsid="00962d4c" officeooo:paragraph-rsid="00819de5" style:font-style-asian="italic" style:font-weight-asian="normal" style:font-style-complex="italic" style:font-weight-complex="normal"/>
    </style:style>
    <style:style style:name="P29" style:family="paragraph" style:parent-style-name="Standard">
      <style:text-properties fo:color="#95231f" fo:font-style="italic" fo:font-weight="normal" officeooo:rsid="00a810a0" officeooo:paragraph-rsid="00a810a0" style:font-style-asian="italic" style:font-weight-asian="normal" style:font-style-complex="italic" style:font-weight-complex="normal"/>
    </style:style>
    <style:style style:name="P30" style:family="paragraph" style:parent-style-name="Standard">
      <style:text-properties fo:color="#95231f" fo:font-style="italic" fo:font-weight="normal" officeooo:rsid="00ab6651" officeooo:paragraph-rsid="00ab6651" style:font-style-asian="italic" style:font-weight-asian="normal" style:font-style-complex="italic" style:font-weight-complex="normal"/>
    </style:style>
    <style:style style:name="P31" style:family="paragraph" style:parent-style-name="Standard">
      <style:text-properties fo:color="#95231f" fo:font-style="italic" fo:font-weight="normal" officeooo:rsid="00b516d0" officeooo:paragraph-rsid="00b516d0" style:font-style-asian="italic" style:font-weight-asian="normal" style:font-style-complex="italic" style:font-weight-complex="normal"/>
    </style:style>
    <style:style style:name="P32" style:family="paragraph" style:parent-style-name="Standard">
      <style:text-properties fo:color="#95231f" fo:font-style="italic" fo:font-weight="normal" officeooo:rsid="00c451f6" officeooo:paragraph-rsid="00c451f6" style:font-style-asian="italic" style:font-weight-asian="normal" style:font-style-complex="italic" style:font-weight-complex="normal"/>
    </style:style>
    <style:style style:name="P33" style:family="paragraph" style:parent-style-name="Standard">
      <style:text-properties fo:color="#95231f" fo:font-style="italic" fo:font-weight="normal" officeooo:rsid="00cfe09e" officeooo:paragraph-rsid="00cfe09e" style:font-style-asian="italic" style:font-weight-asian="normal" style:font-style-complex="italic" style:font-weight-complex="normal"/>
    </style:style>
    <style:style style:name="P34" style:family="paragraph" style:parent-style-name="Standard">
      <style:text-properties fo:color="#95231f" style:font-name="Droid Sans Mono" fo:font-size="9pt" fo:font-style="italic" fo:font-weight="normal" officeooo:rsid="003434e1" officeooo:paragraph-rsid="00819de5" fo:background-color="#ffffff" style:font-style-asian="italic" style:font-weight-asian="normal" style:font-style-complex="italic" style:font-weight-complex="normal"/>
    </style:style>
    <style:style style:name="P35" style:family="paragraph" style:parent-style-name="Standard">
      <style:text-properties fo:color="#95231f" style:font-name="Droid Sans Mono" fo:font-size="9pt" fo:font-style="italic" fo:font-weight="normal" officeooo:rsid="00962d4c" officeooo:paragraph-rsid="00819de5" fo:background-color="#ffffff" style:font-style-asian="italic" style:font-weight-asian="normal" style:font-style-complex="italic" style:font-weight-complex="normal"/>
    </style:style>
    <style:style style:name="P36" style:family="paragraph" style:parent-style-name="Standard">
      <style:text-properties fo:color="#95231f" style:font-name="Droid Sans Mono" fo:font-size="9pt" fo:font-style="italic" fo:font-weight="normal" officeooo:rsid="00a810a0" officeooo:paragraph-rsid="00a810a0" fo:background-color="#ffffff" style:font-style-asian="italic" style:font-weight-asian="normal" style:font-style-complex="italic" style:font-weight-complex="normal"/>
    </style:style>
    <style:style style:name="P37" style:family="paragraph" style:parent-style-name="Standard">
      <style:text-properties fo:color="#95231f" style:font-name="Droid Sans Mono" fo:font-size="9pt" fo:font-style="italic" fo:font-weight="normal" officeooo:rsid="00ab6651" officeooo:paragraph-rsid="00ab6651" fo:background-color="#ffffff" style:font-style-asian="italic" style:font-weight-asian="normal" style:font-style-complex="italic" style:font-weight-complex="normal"/>
    </style:style>
    <style:style style:name="P38" style:family="paragraph" style:parent-style-name="Standard">
      <style:text-properties fo:color="#95231f" style:font-name="Droid Sans Mono" fo:font-size="9pt" fo:font-style="italic" fo:font-weight="normal" officeooo:rsid="00b516d0" officeooo:paragraph-rsid="00b516d0" fo:background-color="#ffffff" style:font-style-asian="italic" style:font-weight-asian="normal" style:font-style-complex="italic" style:font-weight-complex="normal"/>
    </style:style>
    <style:style style:name="P39" style:family="paragraph" style:parent-style-name="Standard">
      <style:text-properties fo:color="#95231f" style:font-name="Droid Sans Mono" fo:font-size="9pt" fo:font-style="italic" fo:font-weight="normal" officeooo:rsid="003f46b5" officeooo:paragraph-rsid="00819de5" fo:background-color="#ffffff" style:font-style-asian="italic" style:font-weight-asian="normal" style:font-style-complex="italic" style:font-weight-complex="normal"/>
    </style:style>
    <style:style style:name="P40" style:family="paragraph" style:parent-style-name="Standard">
      <style:text-properties fo:color="#95231f" style:font-name="Droid Sans Mono" fo:font-size="9pt" fo:font-style="italic" fo:font-weight="normal" officeooo:rsid="00cfe09e" officeooo:paragraph-rsid="00cfe09e" fo:background-color="#ffffff" style:font-style-asian="italic" style:font-weight-asian="normal" style:font-style-complex="italic" style:font-weight-complex="normal"/>
    </style:style>
    <style:style style:name="P41" style:family="paragraph" style:parent-style-name="Standard">
      <style:paragraph-properties style:line-height-at-least="0.1665in"/>
      <style:text-properties fo:color="#95231f" style:font-name="Droid Sans Mono" fo:font-size="9pt" fo:font-style="italic" fo:font-weight="normal" fo:background-color="#ffffff" style:font-style-asian="italic" style:font-style-complex="italic"/>
    </style:style>
    <style:style style:name="P42" style:family="paragraph" style:parent-style-name="Text_20_body">
      <style:text-properties officeooo:paragraph-rsid="00206803"/>
    </style:style>
    <style:style style:name="P43" style:family="paragraph" style:parent-style-name="Standard">
      <style:text-properties fo:font-weight="bold" officeooo:rsid="00817f79" officeooo:paragraph-rsid="00819de5" style:font-weight-asian="bold" style:font-weight-complex="bold"/>
    </style:style>
    <style:style style:name="P44" style:family="paragraph" style:parent-style-name="Standard">
      <style:text-properties fo:font-weight="bold" officeooo:rsid="0017acb2" officeooo:paragraph-rsid="011b9b83" style:font-weight-asian="bold" style:font-weight-complex="bold"/>
    </style:style>
    <style:style style:name="P45" style:family="paragraph" style:parent-style-name="Standard">
      <style:text-properties officeooo:rsid="0017acb2" officeooo:paragraph-rsid="0017acb2"/>
    </style:style>
    <style:style style:name="P46" style:family="paragraph" style:parent-style-name="Standard">
      <style:text-properties officeooo:rsid="0017acb2" officeooo:paragraph-rsid="011b9b83"/>
    </style:style>
    <style:style style:name="P47" style:family="paragraph" style:parent-style-name="Standard" style:list-style-name="L3">
      <style:text-properties officeooo:rsid="00fc5966" officeooo:paragraph-rsid="011b9b83"/>
    </style:style>
    <style:style style:name="P48" style:family="paragraph" style:parent-style-name="Standard" style:list-style-name="L3">
      <style:text-properties officeooo:paragraph-rsid="011b9b83"/>
    </style:style>
    <style:style style:name="P49" style:family="paragraph" style:parent-style-name="Standard" style:list-style-name="L3">
      <style:text-properties officeooo:rsid="00fe044a" officeooo:paragraph-rsid="011b9b83"/>
    </style:style>
    <style:style style:name="P50" style:family="paragraph" style:parent-style-name="Standard" style:list-style-name="L3">
      <style:text-properties officeooo:rsid="00fe14bf" officeooo:paragraph-rsid="011b9b83"/>
    </style:style>
    <style:style style:name="P51" style:family="paragraph" style:parent-style-name="Standard">
      <style:paragraph-properties fo:break-before="page"/>
      <style:text-properties fo:font-weight="bold" officeooo:rsid="00817f79" officeooo:paragraph-rsid="00819de5" style:font-weight-asian="bold" style:font-weight-complex="bold"/>
    </style:style>
    <style:style style:name="P52" style:family="paragraph" style:parent-style-name="Standard">
      <style:paragraph-properties fo:break-before="page"/>
      <style:text-properties fo:font-weight="bold" officeooo:rsid="00f90649" officeooo:paragraph-rsid="011b9b83" style:font-weight-asian="bold" style:font-weight-complex="bold"/>
    </style:style>
    <style:style style:name="P53" style:family="paragraph" style:parent-style-name="Standard">
      <style:paragraph-properties fo:break-before="page"/>
      <style:text-properties officeooo:rsid="001f0767" officeooo:paragraph-rsid="00819de5"/>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1">
      <style:paragraph-properties fo:margin-top="0in" fo:margin-bottom="0in" loext:contextual-spacing="false"/>
    </style:style>
    <style:style style:name="P57" style:family="paragraph" style:parent-style-name="Text_20_body" style:list-style-name="L2">
      <style:paragraph-properties fo:margin-top="0in" fo:margin-bottom="0in" loext:contextual-spacing="false"/>
    </style:style>
    <style:style style:name="P58" style:family="paragraph" style:parent-style-name="Text_20_body" style:list-style-name="L3">
      <style:paragraph-properties fo:margin-top="0in" fo:margin-bottom="0in" loext:contextual-spacing="false"/>
      <style:text-properties officeooo:rsid="00fe14bf" officeooo:paragraph-rsid="011b9b83"/>
    </style:style>
    <style:style style:name="P59" style:family="paragraph" style:parent-style-name="Text_20_body" style:list-style-name="L3">
      <style:paragraph-properties fo:margin-top="0in" fo:margin-bottom="0in" loext:contextual-spacing="false"/>
      <style:text-properties fo:font-weight="bold" officeooo:rsid="00fe14bf" officeooo:paragraph-rsid="011b9b83" style:font-weight-asian="bold" style:font-weight-complex="bold"/>
    </style:style>
    <style:style style:name="P60" style:family="paragraph" style:parent-style-name="Text_20_body" style:list-style-name="L3">
      <style:paragraph-properties fo:margin-top="0in" fo:margin-bottom="0in" loext:contextual-spacing="false"/>
      <style:text-properties fo:font-weight="bold" officeooo:rsid="0112c36f" officeooo:paragraph-rsid="011b9b83" style:font-weight-asian="bold" style:font-weight-complex="bold"/>
    </style:style>
    <style:style style:name="P61" style:family="paragraph" style:parent-style-name="Text_20_body" style:list-style-name="L3">
      <style:paragraph-properties fo:margin-top="0in" fo:margin-bottom="0in" loext:contextual-spacing="false"/>
      <style:text-properties officeooo:rsid="01122fe3" officeooo:paragraph-rsid="011b9b83"/>
    </style:style>
    <style:style style:name="P62" style:family="paragraph" style:parent-style-name="Text_20_body" style:list-style-name="L3">
      <style:paragraph-properties fo:margin-top="0in" fo:margin-bottom="0in" loext:contextual-spacing="false"/>
      <style:text-properties officeooo:rsid="01122fe3" officeooo:paragraph-rsid="012037a5"/>
    </style:style>
    <style:style style:name="T1" style:family="text">
      <style:text-properties officeooo:rsid="001b008d"/>
    </style:style>
    <style:style style:name="T2" style:family="text">
      <style:text-properties officeooo:rsid="0022915f"/>
    </style:style>
    <style:style style:name="T3" style:family="text">
      <style:text-properties officeooo:rsid="002479cd"/>
    </style:style>
    <style:style style:name="T4" style:family="text">
      <style:text-properties officeooo:rsid="00365014"/>
    </style:style>
    <style:style style:name="T5" style:family="text">
      <style:text-properties fo:font-weight="bold" style:font-weight-asian="bold" style:font-weight-complex="bold"/>
    </style:style>
    <style:style style:name="T6" style:family="text">
      <style:text-properties fo:font-weight="bold" officeooo:rsid="004c4b2b" style:font-weight-asian="bold" style:font-weight-complex="bold"/>
    </style:style>
    <style:style style:name="T7" style:family="text">
      <style:text-properties officeooo:rsid="0042a8ce"/>
    </style:style>
    <style:style style:name="T8" style:family="text">
      <style:text-properties fo:font-style="normal" style:font-style-asian="normal" style:font-style-complex="normal"/>
    </style:style>
    <style:style style:name="T9" style:family="text">
      <style:text-properties fo:font-style="normal" officeooo:rsid="004401b6" style:font-style-asian="normal" style:font-style-complex="normal"/>
    </style:style>
    <style:style style:name="T10" style:family="text">
      <style:text-properties fo:font-style="normal" officeooo:rsid="0051d3d5" style:font-style-asian="normal" style:font-style-complex="normal"/>
    </style:style>
    <style:style style:name="T11" style:family="text">
      <style:text-properties fo:font-style="normal" officeooo:rsid="00596899" style:font-style-asian="normal" style:font-style-complex="normal"/>
    </style:style>
    <style:style style:name="T12" style:family="text">
      <style:text-properties fo:font-style="normal" officeooo:rsid="00b5909b" style:font-style-asian="normal" style:font-style-complex="normal"/>
    </style:style>
    <style:style style:name="T13" style:family="text">
      <style:text-properties fo:font-style="normal" officeooo:rsid="00b76a2d" style:font-style-asian="normal" style:font-style-complex="normal"/>
    </style:style>
    <style:style style:name="T14" style:family="text">
      <style:text-properties fo:font-style="normal" officeooo:rsid="00b83b27" style:font-style-asian="normal" style:font-style-complex="normal"/>
    </style:style>
    <style:style style:name="T15" style:family="text">
      <style:text-properties officeooo:rsid="004c4b2b"/>
    </style:style>
    <style:style style:name="T16" style:family="text">
      <style:text-properties officeooo:rsid="00554ffe"/>
    </style:style>
    <style:style style:name="T17" style:family="text">
      <style:text-properties fo:font-style="italic" style:font-style-asian="italic" style:font-style-complex="italic"/>
    </style:style>
    <style:style style:name="T18" style:family="text">
      <style:text-properties fo:font-style="italic" officeooo:rsid="00554ffe" style:font-style-asian="italic" style:font-style-complex="italic"/>
    </style:style>
    <style:style style:name="T19" style:family="text">
      <style:text-properties fo:font-style="italic" officeooo:rsid="005586c5" style:font-style-asian="italic" style:font-style-complex="italic"/>
    </style:style>
    <style:style style:name="T20" style:family="text">
      <style:text-properties fo:font-style="italic" fo:font-weight="normal" officeooo:rsid="00834bcd" style:font-style-asian="italic" style:font-weight-asian="normal" style:font-style-complex="italic" style:font-weight-complex="normal"/>
    </style:style>
    <style:style style:name="T21" style:family="text">
      <style:text-properties officeooo:rsid="005586c5"/>
    </style:style>
    <style:style style:name="T22" style:family="text">
      <style:text-properties officeooo:rsid="00575b4a"/>
    </style:style>
    <style:style style:name="T23" style:family="text">
      <style:text-properties officeooo:rsid="009a408d"/>
    </style:style>
    <style:style style:name="T24" style:family="text">
      <style:text-properties fo:color="#800000"/>
    </style:style>
    <style:style style:name="T25" style:family="text">
      <style:text-properties fo:color="#0000ff"/>
    </style:style>
    <style:style style:name="T26" style:family="text">
      <style:text-properties officeooo:rsid="008c4625"/>
    </style:style>
    <style:style style:name="T27" style:family="text">
      <style:text-properties officeooo:rsid="0093e58f"/>
    </style:style>
    <style:style style:name="T28" style:family="text">
      <style:text-properties officeooo:rsid="00a60359"/>
    </style:style>
    <style:style style:name="T29" style:family="text">
      <style:text-properties officeooo:rsid="00a75c37"/>
    </style:style>
    <style:style style:name="T30" style:family="text">
      <style:text-properties officeooo:rsid="00e9666e"/>
    </style:style>
    <style:style style:name="T31" style:family="text">
      <style:text-properties officeooo:rsid="00f9e551"/>
    </style:style>
    <style:style style:name="T32" style:family="text">
      <style:text-properties officeooo:rsid="00fadd73"/>
    </style:style>
    <style:style style:name="T33" style:family="text">
      <style:text-properties officeooo:rsid="010635d3"/>
    </style:style>
    <style:style style:name="T34" style:family="text">
      <style:text-properties officeooo:rsid="0106b759"/>
    </style:style>
    <style:style style:name="T35" style:family="text">
      <style:text-properties officeooo:rsid="0107d4f0"/>
    </style:style>
    <style:style style:name="T36" style:family="text">
      <style:text-properties officeooo:rsid="0111673a"/>
    </style:style>
    <style:style style:name="T37" style:family="text">
      <style:text-properties officeooo:rsid="011f917e"/>
    </style:style>
    <style:style style:name="T38" style:family="text">
      <style:text-properties officeooo:rsid="012037a5"/>
    </style:style>
    <style:style style:name="T39" style:family="text">
      <style:text-properties officeooo:rsid="01207e85"/>
    </style:style>
    <style:style style:name="T40" style:family="text">
      <style:text-properties officeooo:rsid="01209a01"/>
    </style:style>
    <style:style style:name="T41" style:family="text">
      <style:text-properties officeooo:rsid="01223e50"/>
    </style:style>
    <style:style style:name="T42" style:family="text">
      <style:text-properties officeooo:rsid="0122f31e"/>
    </style:style>
    <style:style style:name="T43" style:family="text">
      <style:text-properties officeooo:rsid="012311c9"/>
    </style:style>
    <style:style style:name="T44" style:family="text">
      <style:text-properties officeooo:rsid="012c54b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 </text:span>[10 points] Choose a document or piece of text that you’re interested in from your workplace. This document can be structured or unstructured. You may choose a text of any sort and any length, as long as it is long enough to meet the following encoding criteria. Be sure to include the text as a separate file in your upload (or if it is online, you may provide a link to it)</text:p>
      <text:p text:style-name="P2"/>
      <text:p text:style-name="Standard"><text:span text:style-name="T1">2. </text:span>[20 points] Make an XML DTD for that text. Your DTD should specify the following:</text:p>
      <text:list xml:id="list3378182841" text:style-name="L1">
        <text:list-item>
          <text:p text:style-name="P56">At least 10 different elements</text:p>
        </text:list-item>
        <text:list-item>
          <text:p text:style-name="P56">At least 5 different attributes (you may have multiple attributes per element; not every element requires attributes). For at least 2 attributes, a controlled list of values the attribute may take.</text:p>
        </text:list-item>
        <text:list-item>
          <text:p text:style-name="P56">Indicate, of course, whether each element and attribute is required, optional, an either/or, repeated, etc.</text:p>
        </text:list-item>
        <text:list-item>
          <text:p text:style-name="P54">Indicate how elements may nest.</text:p>
        </text:list-item>
      </text:list>
      <text:p text:style-name="P1"><text:span text:style-name="T1">3. </text:span>[10 points] Write prose documentation for each element, attribute, and attribute value.</text:p>
      <text:p text:style-name="P1"/>
      <text:p text:style-name="P1"><text:span text:style-name="T1">4. </text:span>[10 points] Mark up the text you have chosen according to the DTD you designed. Make sure you include either a &lt;!DOCTYPE&gt; reference to an external DTD file, or an internal DTD within the &lt;!DOCTYPE&gt; element in the XML document. Be sure to validate your document (see below) as validation is one of the areas you will be assessed on. Be sure to validate your document (see below) as validation is one of the areas you will be assessed on.</text:p>
      <text:p text:style-name="P1"/>
      <text:p text:style-name="P1"><text:span text:style-name="T1">5. </text:span>[25 points] Write a narrative about this process, answering the following reflection questions:</text:p>
      <text:list xml:id="list2501053703" text:style-name="L2">
        <text:list-item>
          <text:p text:style-name="P57">How did you decide to represent the data in the way that you did? Why did you choose the elements and attributes that you did?</text:p>
        </text:list-item>
        <text:list-item>
          <text:p text:style-name="P57">What were the hardest decisions you had to make in this design process?</text:p>
        </text:list-item>
        <text:list-item>
          <text:p text:style-name="P57">How does your DTD design support data independence?</text:p>
        </text:list-item>
        <text:list-item>
          <text:p text:style-name="P57">How may your DTD design support the overarching goals of data curation (revisit objectives and activities of Week 1)?</text:p>
        </text:list-item>
        <text:list-item>
          <text:p text:style-name="P55">What are the pros and cons of your DTD design?</text:p>
        </text:list-item>
      </text:list>
      <text:p text:style-name="P1"><text:span text:style-name="T1">6. </text:span>Each student will be required to grade the submissions of 5 of their peers. Submissions will be graded based on the following criteria. Write a constructive and professional review and post to the course forum replying to the individual’s submission.</text:p>
      <text:p text:style-name="P1">a. Is everything represented?</text:p>
      <text:p text:style-name="P1">b. Is it clearly written? Is the scheme and data clearly presented?</text:p>
      <text:p text:style-name="P42">c. What are the pros and cons of this representation?</text:p>
      <text:p text:style-name="P42">d. How could it be done differently? How could it be improved?</text:p>
      <text:p text:style-name="P45"/>
      <text:p text:style-name="P53"><text:span text:style-name="T5">Assignment 2 – XML Schema Design Exercise</text:span></text:p>
      <text:p text:style-name="P4">- RAJA SHEKAR BOLLAM (bollamr2)</text:p>
      <text:p text:style-name="P4"/>
      <text:p text:style-name="P5">For Assignment 2, I choose to create a DTD document for my Resume. I would like to create XML Elements for each sections and details from my resume document.</text:p>
      <text:p text:style-name="P9">Below are the <text:s/>d<text:span text:style-name="T2">ocuments </text:span>that are<text:span text:style-name="T2"> </text:span>submitted for the assignment purpose.</text:p>
      <text:p text:style-name="P8">- DTD Files</text:p>
      <text:p text:style-name="P8">- DTD + XML File Integrated</text:p>
      <text:p text:style-name="P8">- Sample Document (Resume)</text:p>
      <text:p text:style-name="P8">- <text:span text:style-name="T3">Generated XML output</text:span></text:p>
      <text:p text:style-name="P17">Note: As per the peer review comments, document and DTD is updated after the <text:span text:style-name="T30">initial</text:span> submission.</text:p>
      <text:p text:style-name="P12"/>
      <text:p text:style-name="P7">Explanation <text:span text:style-name="T23">of DTD Elements</text:span></text:p>
      <text:p text:style-name="P20">- <text:span text:style-name="T26">resume, personal, introduction, education, professionalexperience, technicalskills, others</text:span></text:p>
      <text:p text:style-name="P7"/>
      <text:p text:style-name="P19"><text:span text:style-name="T27">R</text:span>esume</text:p>
      <text:p text:style-name="P10">DocumentType <text:span text:style-name="T5">resume</text:span> comprises of sections like personal, introduction, education, profession experience, technicalskills and others. <text:span text:style-name="T4">Below is the explanation for each sections of the DTD.</text:span></text:p>
      <text:p text:style-name="P27"><text:span text:style-name="T29">dtd snapshot</text:span>: </text:p>
      <text:p text:style-name="P34">&lt;!ELEMENT resume (personal, introduction, education, professionexperience+, technicalskills, others*)&gt;</text:p>
      <text:p text:style-name="P13"/>
      <text:p text:style-name="P18">Personal</text:p>
      <text:p text:style-name="P21"><text:tab/><text:span text:style-name="T7">This section has 3 attributes Name, Phone number and Email ID grouped together as personalInfo. I have marked all these attributes values a REQUIRED. It was intentional to mark each attribute as Elements to understand the shortcomings of it. Also I have empty initialized all the attributes. <text:s/>Note that in case of email-Id and phone-number, there could be more than one instance of the element.</text:span></text:p>
      <text:p text:style-name="P28"><text:span text:style-name="T28">dtd </text:span>snapshot:</text:p>
      <text:p text:style-name="P35">&lt;!ELEMENT personal (personalinfo)&gt;</text:p>
      <text:p text:style-name="P41">&lt;!ELEMENT personalinfo (personalinfoName, personalinfoPhone+, personalinfoEmail+)&gt;</text:p>
      <text:p text:style-name="P41">&lt;!ELEMENT personalinfoName EMPTY&gt;</text:p>
      <text:p text:style-name="P41">&lt;!ATTLIST personalinfoName name CDATA #REQUIRED&gt;</text:p>
      <text:p text:style-name="P41">&lt;!ELEMENT personalinfoPhone EMPTY&gt;</text:p>
      <text:p text:style-name="P41">&lt;!ATTLIST personalinfoPhone phonenumber CDATA #REQUIRED&gt;</text:p>
      <text:p text:style-name="P41">&lt;!ELEMENT personalinfoEmail EMPTY&gt;</text:p>
      <text:p text:style-name="P41">&lt;!ATTLIST personalinfoEmail email CDATA #REQUIRED&gt;</text:p>
      <text:p text:style-name="P23"/>
      <text:p text:style-name="P21"/>
      <text:p text:style-name="P18">Introduction</text:p>
      <text:p text:style-name="P13"><text:tab/><text:span text:style-name="T9">This section is an introductory note of the person. It is more of a summary of the resumes owners. This section is categorized as ANY, meaning it contain any combination of parsable data.</text:span></text:p>
      <text:p text:style-name="P29">dtd snapshot:</text:p>
      <text:p text:style-name="P36">&lt;!ELEMENT introduction ANY&gt;</text:p>
      <text:p text:style-name="P14"/>
      <text:p text:style-name="P18">Education</text:p>
      <text:p text:style-name="P21"><text:tab/><text:span text:style-name="T15">This section is intentionally made as plain as simple. It has at least </text:span><text:span text:style-name="T6">ONE</text:span><text:span text:style-name="T15"> element institute that constitutes of inst<text:tab/>institute Name, Type, Year of Starting, Year of Ending and Major. Each item is an parsable element in itself. </text:span></text:p>
      <text:p text:style-name="P21"/>
      <text:p text:style-name="P30">dtd snapshot:</text:p>
      <text:p text:style-name="P37">&lt;!ELEMENT education (institute+)&gt;</text:p>
      <text:p text:style-name="P41">&lt;!ELEMENT institute (instituteName, instituteType, instituteYearStart, instituteYearEnd, instituteMajor)&gt;</text:p>
      <text:p text:style-name="P30"/>
      <text:p text:style-name="P22"/>
      <text:p text:style-name="P13"/>
      <text:p text:style-name="P18"><text:soft-page-break/>ProfessionalExperience</text:p>
      <text:p text:style-name="P15"><text:span text:style-name="T8"><text:tab/></text:span><text:span text:style-name="T10">This section details the experience in related to profession. <text:s/></text:span><text:span text:style-name="T12">This section is grouped as atleast one instance of prefessioinalExperience. Each professionalExperience is inturn grouped as “employer”, “YearsInThisCompany” and more than one instance of “Projects”. Each Project is inturn grouped as “ProjectName”, “Designation”, “YearStart”, “YearEnd”, “Duration” and “Description”.</text:span></text:p>
      <text:p text:style-name="P15"><text:span text:style-name="T12"><text:tab/></text:span><text:span text:style-name="T13">Note that YearStart, YearEnd, Duration can exist in more than one combination as the meaning combination is needed in different scenarios. </text:span><text:span text:style-name="T14">For example, Incase of 2 projects in one year, <text:s/>YearStart and Duration can be used. </text:span></text:p>
      <text:p text:style-name="P15"/>
      <text:p text:style-name="P31">dtd snapshot:</text:p>
      <text:p text:style-name="P38">&lt;!ELEMENT professionexperience (professionalExperience+)&gt;</text:p>
      <text:p text:style-name="P41">&lt;!ELEMENT professionalExperience (Employer, YearsInThisCompany, Projects+)&gt;</text:p>
      <text:p text:style-name="P41">&lt;!ELEMENT Employer (#PCDATA)&gt;</text:p>
      <text:p text:style-name="P41">&lt;!ELEMENT YearsInThisCompany (#PCDATA)&gt;</text:p>
      <text:p text:style-name="P41">&lt;!ELEMENT Projects (ProjectName, Designation, YearStart?, YearEnd?, Duration?, Description)&gt;</text:p>
      <text:p text:style-name="P41">&lt;!ELEMENT ProjectName (#PCDATA)&gt;</text:p>
      <text:p text:style-name="P41">&lt;!ELEMENT Designation (#PCDATA)&gt;</text:p>
      <text:p text:style-name="P41">&lt;!ELEMENT YearStart (#PCDATA)&gt;</text:p>
      <text:p text:style-name="P41">&lt;!ELEMENT YearEnd (#PCDATA)&gt;</text:p>
      <text:p text:style-name="P41">&lt;!ELEMENT Duration (#PCDATA)&gt;</text:p>
      <text:p text:style-name="P41">&lt;!ELEMENT Description (#PCDATA)&gt;</text:p>
      <text:p text:style-name="P16"/>
      <text:p text:style-name="P16"/>
      <text:p text:style-name="P18">TechnicalSkills</text:p>
      <text:p text:style-name="P21"><text:tab/><text:span text:style-name="T16">This section we group the technical capabilities of the candidate. In this section we use the proper way of using a attributes unlike from the section </text:span><text:span text:style-name="T18">“personal”. </text:span><text:span text:style-name="T19">Domain, Languages, skills, protocols, databases and Operating System </text:span><text:span text:style-name="T21">information is grouped together in this section. Notice that we have marked “databases” and “OS” as </text:span><text:span text:style-name="T19">“IMPLIED” </text:span><text:span text:style-name="T22">attribute type. To explain about default initialization we have default values for skills.</text:span></text:p>
      <text:p text:style-name="P21"/>
      <text:p text:style-name="P32">dtd snapshot:</text:p>
      <text:p text:style-name="P39">&lt;!ELEMENT technicalskills (skills)&gt;</text:p>
      <text:p text:style-name="P41">&lt;!ELEMENT skills (#PCDATA)&gt;</text:p>
      <text:p text:style-name="P41">&lt;!ATTLIST skills</text:p>
      <text:p text:style-name="P41">domain CDATA "Mobile"</text:p>
      <text:p text:style-name="P41">languagues CDATA "Computer Programming"</text:p>
      <text:p text:style-name="P41">skills CDATA "Computer Frameworks"</text:p>
      <text:p text:style-name="P41">procotols CDATA "TCP/IP"</text:p>
      <text:p text:style-name="P41">databases CDATA #IMPLIED</text:p>
      <text:p text:style-name="P41">OS CDATA #IMPLIED</text:p>
      <text:p text:style-name="P41">&gt;</text:p>
      <text:p text:style-name="P13"/>
      <text:p text:style-name="P18">Others</text:p>
      <text:p text:style-name="P11"><text:span text:style-name="T17"><text:tab/></text:span><text:span text:style-name="T11">This section is to have any miscellaneous information that needs to be presented. Notice that this section is marked with (*). This is an optional element. </text:span></text:p>
      <text:p text:style-name="P3"/>
      <text:p text:style-name="P33">dtd snapshot:</text:p>
      <text:p text:style-name="P40">&lt;!ELEMENT others (#PCDATA)&gt;</text:p>
      <text:p text:style-name="P33"/>
      <text:p text:style-name="P51">DTD for reference purpose: <text:span text:style-name="T20">(This contents are same as DTD_assignment2_bollamr2.txt)</text:span></text:p>
      <text:p text:style-name="P6"/>
      <text:p text:style-name="P6">&lt;?xml version="1.0" encoding="UTF-8"?&gt;</text:p>
      <text:p text:style-name="P25"><text:span text:style-name="T24">&lt;!</text:span><text:span text:style-name="T25">DOCTYPE</text:span> <text:span text:style-name="T25">resume</text:span> [</text:p>
      <text:p text:style-name="P24">&lt;!ELEMENT resume (personal, introduction, education, professionexperience+, technicalskills, others*)&gt;</text:p>
      <text:p text:style-name="P24">&lt;!ELEMENT personal (personalinfo)&gt;</text:p>
      <text:p text:style-name="P24">&lt;!ELEMENT personalinfo (personalinfoName, personalinfoPhone+, personalinfoEmail+)&gt;</text:p>
      <text:p text:style-name="P24">&lt;!ELEMENT personalinfoName EMPTY&gt;</text:p>
      <text:p text:style-name="P24">&lt;!ATTLIST personalinfoName name CDATA #REQUIRED&gt;</text:p>
      <text:p text:style-name="P24">&lt;!ELEMENT personalinfoPhone EMPTY&gt;</text:p>
      <text:p text:style-name="P24">&lt;!ATTLIST personalinfoPhone phonenumber CDATA #REQUIRED&gt;</text:p>
      <text:p text:style-name="P24">&lt;!ELEMENT personalinfoEmail EMPTY&gt;</text:p>
      <text:p text:style-name="P24">&lt;!ATTLIST personalinfoEmail email CDATA #REQUIRED&gt;</text:p>
      <text:p text:style-name="P24">&lt;!ELEMENT introduction ANY&gt;</text:p>
      <text:p text:style-name="P24">&lt;!ELEMENT education (institute+)&gt;</text:p>
      <text:p text:style-name="P24">&lt;!ELEMENT institute (instituteName, instituteType, instituteYearStart, instituteYearEnd, instituteMajor)&gt;</text:p>
      <text:p text:style-name="P24">&lt;!ELEMENT instituteName (#PCDATA)&gt;</text:p>
      <text:p text:style-name="P24">&lt;!ELEMENT instituteType (#PCDATA)&gt;</text:p>
      <text:p text:style-name="P24">&lt;!ELEMENT instituteYearStart (#PCDATA)&gt;</text:p>
      <text:p text:style-name="P24">&lt;!ELEMENT instituteYearEnd (#PCDATA)&gt;</text:p>
      <text:p text:style-name="P24">&lt;!ELEMENT instituteMajor (#PCDATA)&gt;</text:p>
      <text:p text:style-name="P24">&lt;!ELEMENT professionexperience (professionalExperience+)&gt;</text:p>
      <text:p text:style-name="P24">&lt;!ELEMENT professionalExperience (Employer, YearsInThisCompany, Projects+)&gt;</text:p>
      <text:p text:style-name="P24">&lt;!ELEMENT Employer (#PCDATA)&gt;</text:p>
      <text:p text:style-name="P24">&lt;!ELEMENT YearsInThisCompany (#PCDATA)&gt;</text:p>
      <text:p text:style-name="P24">&lt;!ELEMENT Projects (ProjectName, Designation, YearStart?, YearEnd?, Duration?, Description)&gt;</text:p>
      <text:p text:style-name="P24">&lt;!ELEMENT ProjectName (#PCDATA)&gt;</text:p>
      <text:p text:style-name="P24">&lt;!ELEMENT Designation (#PCDATA)&gt;</text:p>
      <text:p text:style-name="P24">&lt;!ELEMENT YearStart (#PCDATA)&gt;</text:p>
      <text:p text:style-name="P24">&lt;!ELEMENT YearEnd (#PCDATA)&gt;</text:p>
      <text:p text:style-name="P24">&lt;!ELEMENT Duration (#PCDATA)&gt;</text:p>
      <text:p text:style-name="P24">&lt;!ELEMENT Description (#PCDATA)&gt;</text:p>
      <text:p text:style-name="P24">&lt;!ELEMENT technicalskills (skills)&gt;</text:p>
      <text:p text:style-name="P24">&lt;!ELEMENT skills (#PCDATA)&gt;</text:p>
      <text:p text:style-name="P24">&lt;!ATTLIST skills</text:p>
      <text:p text:style-name="P24">domain CDATA "Mobile"</text:p>
      <text:p text:style-name="P24">languagues CDATA "Computer Programming"</text:p>
      <text:p text:style-name="P24">skills CDATA "Computer Frameworks"</text:p>
      <text:p text:style-name="P24">procotols CDATA "TCP/IP"</text:p>
      <text:p text:style-name="P24">databases CDATA #IMPLIED</text:p>
      <text:p text:style-name="P24">OS CDATA #IMPLIED</text:p>
      <text:p text:style-name="P24">&gt;</text:p>
      <text:p text:style-name="P24">&lt;!ELEMENT others (#PCDATA)&gt;</text:p>
      <text:p text:style-name="P24">]<text:span text:style-name="T24">&gt;</text:span></text:p>
      <text:p text:style-name="P26"/>
      <text:p text:style-name="P6"/>
      <text:p text:style-name="P52">Review Criteria <text:s/><text:span text:style-name="T31">and </text:span>Points <text:span text:style-name="T31">Distribution:</text:span></text:p>
      <text:p text:style-name="P46"/>
      <text:list xml:id="list356718581" text:style-name="L3">
        <text:list-item>
          <text:p text:style-name="P48"><text:span text:style-name="T32">For this assignment purpose, I choose Resume Builder for XML DTD development. As a reference and testing I used my own resume.</text:span></text:p>
        </text:list-item>
        <text:list-item>
          <text:p text:style-name="P47">Atleast 10 different Elements, 5 different attributes, 2 Attributes controlled list of values are made.</text:p>
        </text:list-item>
        <text:list-item>
          <text:p text:style-name="P49">Prose and Cons are listed while describing each ELEMENT of the DTD Schema.</text:p>
        </text:list-item>
        <text:list-item>
          <text:p text:style-name="P50">Narrative About the process is as explained below:</text:p>
          <text:list>
            <text:list-item>
              <text:p text:style-name="P59">How did you decide to represent the data in the way that you did? Why did you choose the elements and attributes that you did?</text:p>
              <text:p text:style-name="P58">- <text:span text:style-name="T33">I used tabular-hierarchical representation of information that can be organized in a resume. As result, I choose personal, introduction, education, professionalexperience, technicalskills and others as tabular hierarchies.</text:span></text:p>
            </text:list-item>
            <text:list-item>
              <text:p text:style-name="P59">What were the hardest decisions you had to make in this design process?</text:p>
              <text:p text:style-name="P58"><text:span text:style-name="T34">- Deciding the document/reference document for the DTD design was the most difficult decision to take.</text:span></text:p>
              <text:p text:style-name="P58"><text:s/>- <text:span text:style-name="T34">Organizing the data to best describe the professional experience was another difficult task.</text:span></text:p>
            </text:list-item>
            <text:list-item>
              <text:p text:style-name="P59">How does your DTD design support data independence?</text:p>
              <text:p text:style-name="P58">- <text:span text:style-name="T34">The tabular-hierarchical structure is very well designed in a way that there is no overlap of information between the elements. This can be notice while inspecting the DTD schema in detail.</text:span></text:p>
            </text:list-item>
            <text:list-item>
              <text:p text:style-name="P59">How may your DTD design support the overarching goals of data curation (revisit objectives and activities of Week 1)?</text:p>
              <text:p text:style-name="P58">- <text:span text:style-name="T36">DTD schema is organized efficiently in a way to have better ease of understanding the resume, easily extend the elements or section of the DTD with limited changes, with no duplicacy of elements or data.</text:span></text:p>
              <text:p text:style-name="P61">- Activities like Collection <text:span text:style-name="T37">(support and acquisition of data)</text:span>, Organization <text:span text:style-name="T37">(employed appropriate data model and use appropriate standards)</text:span>, Storage<text:span text:style-name="T37">(support reliable and effective storage in the form of tabular-hierarchical structure)</text:span>, Preservation<text:span text:style-name="T37">(data is understandable and reusable)</text:span>, Discover-ability <text:span text:style-name="T37">(ability to search for and located relevant data)</text:span>, Sharing<text:span text:style-name="T42">(DTD schema and data can be shared and easily understood)</text:span>, Modification <text:span text:style-name="T42">( support management of corrections and updates)</text:span> ha<text:span text:style-name="T42">ve</text:span> been address<text:span text:style-name="T42">ed</text:span>.</text:p>
              <text:p text:style-name="P61">- <text:span text:style-name="T41">Reproducibility activity is supported as a generic validator but not as an element-wise validator.</text:span></text:p>
              <text:p text:style-name="P62">- Activities like Access<text:span text:style-name="T37">(ability to retireve and distribute data)</text:span>, Workflow<text:span text:style-name="T37">(ability to systematize work with data), </text:span>, Identification <text:span text:style-name="T37">(ability to identify, authenticate and validate data), </text:span>, Integration<text:span text:style-name="T37">(integration of data from different sources using different models), </text:span>, Reformatting <text:span text:style-name="T38">(reformatting for use by different tools or to match new format standards), Reproducible</text:span> <text:span text:style-name="T40">(reproduce results ensuring scientific validity and reliability)</text:span>, Security, Compliance, Provenance <text:span text:style-name="T42">(support identifying what inputs, calculations and actions are responsible for data values)</text:span>, Communication <text:span text:style-name="T42">(support representation, publishing and visualization that could provide insight)</text:span> have not been addressed in this assignment.</text:p>
            </text:list-item>
            <text:list-item>
              <text:p text:style-name="P59">What are the pros and cons of your DTD design?</text:p>
              <text:p text:style-name="P60">Pros:</text:p>
              <text:list>
                <text:list-header>
                  <text:p text:style-name="P58">- <text:span text:style-name="T35">This DTD design is a good way of filtering our the resumes in a pre-defined procedure.</text:span></text:p>
                  <text:p text:style-name="P58"><text:soft-page-break/>- <text:span text:style-name="T35">My design is well structure, well abstracted and easy to understand.</text:span></text:p>
                  <text:p text:style-name="P58">- <text:span text:style-name="T35">Information on demand can be easily retrieved using my design because of the tabular-hierarchical structure of the DTD.</text:span></text:p>
                </text:list-header>
              </text:list>
              <text:p text:style-name="P60">Cons:</text:p>
              <text:list text:continue-numbering="true">
                <text:list-header>
                  <text:p text:style-name="P58">-<text:span text:style-name="T44">Not may restrictions can be applied in the DTD design for the data format. </text:span></text:p>
                  <text:p text:style-name="P58"><text:span text:style-name="T35">- For Instance, the phone number could have be formatted in a specific way. PersonalInfoName could have followed a pattern like (Family Name, Middle Name, Firstname) etc.</text:span></text:p>
                  <text:p text:style-name="P58">- <text:span text:style-name="T39">Reformatting activity could have be supported by using some RFC or Technology standards for formatting data like phonenumber, address etc.</text:span></text:p>
                  <text:p text:style-name="P58">- <text:span text:style-name="T40">Reproducibility activity could have been supported by providing more specific validators for elements.</text:span></text:p>
                  <text:p text:style-name="P58">- <text:span text:style-name="T43">Compliance activity could have been supported by adding and disclaimer element in the DTD.</text:span></text:p>
                </text:list-header>
              </text:list>
            </text:list-item>
          </text:list>
        </text:list-item>
      </text:list>
      <text:p text:style-name="P46"/>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16:04:11.463717683</meta:creation-date>
    <dc:date>2020-10-12T13:45:45.636589855</dc:date>
    <meta:editing-duration>PT3H32M45S</meta:editing-duration>
    <meta:editing-cycles>119</meta:editing-cycles>
    <meta:generator>LibreOffice/6.0.7.3$Linux_X86_64 LibreOffice_project/00m0$Build-3</meta:generator>
    <meta:document-statistic meta:table-count="0" meta:image-count="0" meta:object-count="0" meta:page-count="6" meta:paragraph-count="157" meta:word-count="1731" meta:character-count="12199" meta:non-whitespace-character-count="10624"/>
  </office:meta>
</office:document-meta>
</file>